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0.642cm"/>
    </style:style>
    <style:style style:name="gr2" style:family="graphic" style:parent-style-name="standard">
      <style:graphic-properties draw:stroke="none" draw:fill-color="#dc322f" draw:textarea-horizontal-align="justify" draw:textarea-vertical-align="middle" draw:auto-grow-height="false" fo:min-height="0.65cm" fo:min-width="1.142cm"/>
    </style:style>
    <style:style style:name="gr3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1.842cm"/>
    </style:style>
    <style:style style:name="gr4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657b83" draw:marker-start="Arrow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657b8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001cm"/>
    </style:style>
    <style:style style:name="gr9" style:family="graphic" style:parent-style-name="standard">
      <style:graphic-properties draw:stroke="dash" draw:stroke-dash="Fine_20_Dashed" svg:stroke-width="0.081cm" svg:stroke-color="#dc322f" draw:marker-start-width="0.321cm" draw:marker-end-width="0.321cm" draw:fill="none" draw:textarea-horizontal-align="justify" draw:textarea-vertical-align="middle" draw:auto-grow-height="false" fo:min-height="0.59cm" fo:min-width="0.34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dc322f"/>
      <style:paragraph-properties fo:text-align="center"/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end"/>
      <style:text-properties style:font-name="DejaVu Sans Mono1" fo:font-size="14pt" fo:background-color="#fdf6e3" style:font-size-asian="14pt" style:font-size-complex="14pt"/>
    </style:style>
    <style:style style:name="P4" style:family="paragraph">
      <loext:graphic-properties draw:fill="none"/>
      <style:paragraph-properties fo:text-align="end"/>
      <style:text-properties style:font-name="DejaVu Sans Mono1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DejaVu Sans Mono1" fo:font-size="14pt" fo:background-color="#fdf6e3" style:font-size-asian="14pt" style:font-size-complex="14pt"/>
    </style:style>
    <style:style style:name="P6" style:family="paragraph">
      <style:paragraph-properties fo:text-align="end"/>
      <style:text-properties style:font-name="Aller Display"/>
    </style:style>
    <style:style style:name="P7" style:family="paragraph">
      <loext:graphic-properties draw:fill="none" draw:fill-color="#ffffff"/>
      <style:paragraph-properties fo:text-align="end"/>
      <style:text-properties style:font-name="Aller Display"/>
    </style:style>
    <style:style style:name="P8" style:family="paragraph">
      <loext:graphic-properties draw:fill="none"/>
      <style:paragraph-properties fo:text-align="center"/>
      <style:text-properties fo:color="#dc322f" style:font-name="Aller Display" fo:font-size="22pt" style:font-size-asian="22pt" style:font-size-complex="22pt"/>
    </style:style>
    <style:style style:name="P9" style:family="paragraph">
      <style:text-properties style:font-name="Aller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Aller" fo:font-style="italic" style:font-style-asian="italic" style:font-style-complex="italic"/>
    </style:style>
    <style:style style:name="T1" style:family="text"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4a8e00" style:font-name="Aller Display" fo:font-size="12pt" style:font-size-asian="12pt" style:font-size-complex="12pt"/>
    </style:style>
    <style:style style:name="T3" style:family="text">
      <style:text-properties fo:color="#dc322f" style:font-name="Aller Display" fo:font-size="12pt" style:font-size-asian="12pt" style:font-size-complex="12pt"/>
    </style:style>
    <style:style style:name="T4" style:family="text">
      <style:text-properties fo:color="#dc322f" style:font-name="Aller Display" fo:font-size="22pt" style:font-size-asian="22pt" style:font-size-complex="22pt"/>
    </style:style>
    <style:style style:name="T5" style:family="text">
      <style:text-properties style:font-name="Aller" fo:font-style="italic" style:font-style-asian="italic" style:font-style-complex="italic"/>
    </style:style>
    <style:style style:name="T6" style:family="text">
      <style:text-properties style:text-position="33% 58%" style:font-name="Aller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142cm" svg:height="1cm" svg:x="2.1cm" svg:y="5.65cm">
          <text:p text:style-name="P1"><text:span text:style-name="T1">g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42cm" svg:height="0.9cm" svg:x="1.85cm" svg:y="3.524cm">
          <text:p text:style-name="P1"><text:span text:style-name="T1">gra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342cm" svg:height="1cm" svg:x="1.5cm" svg:y="1.074cm">
          <text:p text:style-name="P1"><text:span text:style-name="T1">unlock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-1.256cm" svg:x1="2.671cm" svg:y1="2.074cm" svg:x2="2.1cm" svg:y2="6.15cm" draw:start-shape="id1" draw:start-glue-point="2" draw:end-shape="id2" draw:end-glue-point="3" svg:d="M2671 2074c0 798-536 664-866 1484s-455 2592 295 2592" svg:viewBox="0 0 1127 4077">
          <text:p/>
        </draw:connector>
        <draw:connector draw:style-name="gr5" draw:text-style-name="P4" draw:layer="layout" draw:type="curve" svg:x1="2.671cm" svg:y1="5.65cm" svg:x2="2.671cm" svg:y2="4.424cm" draw:start-shape="id2" draw:start-glue-point="0" draw:end-shape="id3" draw:end-glue-point="2" svg:d="M2671 5650v-1226" svg:viewBox="0 0 1 1227">
          <text:p/>
        </draw:connector>
        <draw:connector draw:style-name="gr6" draw:text-style-name="P5" draw:layer="layout" draw:type="curve" svg:x1="2.671cm" svg:y1="3.524cm" svg:x2="2.671cm" svg:y2="2.074cm" draw:start-shape="id3" draw:end-shape="id1" svg:d="M2671 3524v-1450" svg:viewBox="0 0 1 1451">
          <text:p text:style-name="P1"/>
        </draw:connector>
        <draw:connector draw:style-name="gr7" draw:text-style-name="P5" draw:layer="layout" draw:type="curve" draw:line-skew="0.17cm" svg:x1="2.1cm" svg:y1="6.15cm" svg:x2="2.671cm" svg:y2="6.65cm" draw:start-shape="id2" draw:start-glue-point="3" draw:end-shape="id2" draw:end-glue-point="2" svg:d="M2100 6150c-495 0-412 500-146 813s717 437 717-313" svg:viewBox="0 0 931 1059">
          <text:p/>
        </draw:connector>
        <draw:frame draw:style-name="gr8" draw:text-style-name="P7" draw:layer="layout" svg:width="1cm" svg:height="1.251cm" svg:x="3.7cm" svg:y="0.949cm">
          <draw:text-box>
            <text:p text:style-name="P6"><text:span text:style-name="T2">+2</text:span></text:p>
            <text:p text:style-name="P6"><text:span text:style-name="T3">-1</text:span></text:p>
          </draw:text-box>
        </draw:frame>
        <draw:frame draw:style-name="gr8" draw:text-style-name="P7" draw:layer="layout" svg:width="1cm" svg:height="1.251cm" svg:x="3.7cm" svg:y="3.349cm">
          <draw:text-box>
            <text:p text:style-name="P6"><text:span text:style-name="T2">+1</text:span></text:p>
            <text:p text:style-name="P6"><text:span text:style-name="T3">-2</text:span></text:p>
          </draw:text-box>
        </draw:frame>
        <draw:frame draw:style-name="gr8" draw:text-style-name="P7" draw:layer="layout" svg:width="1cm" svg:height="1.251cm" svg:x="3.7cm" svg:y="5.525cm">
          <draw:text-box>
            <text:p text:style-name="P6"><text:span text:style-name="T2">+2</text:span></text:p>
            <text:p text:style-name="P6"><text:span text:style-name="T3">-2</text:span></text:p>
          </draw:text-box>
        </draw:frame>
        <draw:custom-shape draw:style-name="gr9" draw:text-style-name="P8" draw:layer="layout" svg:width="1.3cm" svg:height="1.3cm" svg:x="2cm" svg:y="8.2cm">
          <text:p text:style-name="P1"><text:span text:style-name="T4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1.4cm" svg:height="1.005cm" svg:x="3.7cm" svg:y="0.2cm">
          <draw:text-box>
            <text:p text:style-name="P9"><text:span text:style-name="T5">P.d</text:span></text:p>
          </draw:text-box>
        </draw:frame>
        <draw:frame draw:style-name="gr11" draw:text-style-name="P10" draw:layer="layout" svg:width="1.6cm" svg:height="1.005cm" svg:x="5cm" svg:y="0.2cm">
          <draw:text-box>
            <text:p text:style-name="P9"><text:span text:style-name="T5">∆</text:span><text:span text:style-name="T6">P</text:span><text:span text:style-name="T5">.d</text:span></text:p>
          </draw:text-box>
        </draw:frame>
        <draw:frame draw:style-name="gr11" draw:text-style-name="P10" draw:layer="layout" svg:width="1.6cm" svg:height="1.005cm" svg:x="6.6cm" svg:y="0.2cm">
          <draw:text-box>
            <text:p text:style-name="P9"><text:span text:style-name="T5">o.d</text:span></text:p>
          </draw:text-box>
        </draw:frame>
        <draw:frame draw:style-name="gr8" draw:text-style-name="P7" draw:layer="layout" svg:width="1cm" svg:height="1.251cm" svg:x="5.2cm" svg:y="0.95cm">
          <draw:text-box>
            <text:p text:style-name="P6"><text:span text:style-name="T2">+2</text:span></text:p>
            <text:p text:style-name="P6"><text:span text:style-name="T3">-1</text:span></text:p>
          </draw:text-box>
        </draw:frame>
        <draw:frame draw:style-name="gr8" draw:text-style-name="P7" draw:layer="layout" svg:width="1cm" svg:height="1.251cm" svg:x="5.2cm" svg:y="3.35cm">
          <draw:text-box>
            <text:p text:style-name="P6"><text:span text:style-name="T2">+1</text:span></text:p>
            <text:p text:style-name="P6"><text:span text:style-name="T3">-2</text:span></text:p>
          </draw:text-box>
        </draw:frame>
        <draw:frame draw:style-name="gr8" draw:text-style-name="P7" draw:layer="layout" svg:width="1cm" svg:height="1.251cm" svg:x="5.2cm" svg:y="5.526cm">
          <draw:text-box>
            <text:p text:style-name="P6"><text:span text:style-name="T2">+2</text:span></text:p>
            <text:p text:style-name="P6"><text:span text:style-name="T3">-2</text:span></text:p>
          </draw:text-box>
        </draw:frame>
        <draw:frame draw:style-name="gr8" draw:text-style-name="P7" draw:layer="layout" svg:width="1cm" svg:height="1.251cm" svg:x="6.7cm" svg:y="0.95cm">
          <draw:text-box>
            <text:p text:style-name="P6"><text:span text:style-name="T2">+2</text:span></text:p>
            <text:p text:style-name="P6"><text:span text:style-name="T3">-1</text:span></text:p>
          </draw:text-box>
        </draw:frame>
        <draw:frame draw:style-name="gr8" draw:text-style-name="P7" draw:layer="layout" svg:width="1cm" svg:height="1.251cm" svg:x="6.7cm" svg:y="3.35cm">
          <draw:text-box>
            <text:p text:style-name="P6"><text:span text:style-name="T2">+1</text:span></text:p>
            <text:p text:style-name="P6"><text:span text:style-name="T3">-2</text:span></text:p>
          </draw:text-box>
        </draw:frame>
        <draw:frame draw:style-name="gr8" draw:text-style-name="P7" draw:layer="layout" svg:width="1cm" svg:height="1.251cm" svg:x="6.7cm" svg:y="5.526cm">
          <draw:text-box>
            <text:p text:style-name="P6"><text:span text:style-name="T2">+2</text:span></text:p>
            <text:p text:style-name="P6"><text:span text:style-name="T3">-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ller" svg:font-family="Aller" style:font-pitch="variable"/>
    <style:font-face style:name="Aller Display" svg:font-family="'Aller Display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4T18:55:09.316968182</meta:creation-date>
    <dc:date>2016-02-21T18:23:53.456487921</dc:date>
    <dc:creator>Antoine GRÉA</dc:creator>
    <meta:editing-duration>PT47M46S</meta:editing-duration>
    <meta:editing-cycles>7</meta:editing-cycles>
    <meta:generator>LibreOffice/5.0.5.2$Linux_X86_64 LibreOffice_project/00m0$Build-2</meta:generator>
    <meta:document-statistic meta:object-count="20"/>
  </office:meta>
</office:document-meta>
</file>